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Scorer.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Weight.normalize( float n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antScor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ScoreQuery.extractTerms( Set 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antScorer.explain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Weight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stantScoreQue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Weight.scorer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Weight.Constant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ScoreQuery.ConstantScoreQuery(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Weight.sumOfSquaredWeigh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antScoreQuery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Weight.explain( IndexReader reader , int 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stantScorer.ConstantScorer( Similarity similarity , IndexReader reader , Weight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tantScoreQuery.rewrite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ScoreQuery.create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Weigh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Scorer.skipTo( in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ScoreQuery.toString( String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antScoreQuery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